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officeooo:rsid="00179000" officeooo:paragraph-rsid="00179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O</text:p>
      <text:p text:style-name="P1">Sobre nosotros: Ubicación, breve historia</text:p>
      <text:p text:style-name="P1">Instalaciones: Aforo, Tamaño, zonas, instalaciones, </text:p>
      <text:p text:style-name="P1">Horarios</text:p>
      <text:p text:style-name="P1">Reservas: Dos formularios de reservas</text:p>
      <text:p text:style-name="P1">Precios: precios</text:p>
      <text:p text:style-name="P1">Servicios: Cumpleaños, fiestas de empresa, reservas, 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06T12:30:03.545000000</meta:creation-date>
    <dc:date>2024-11-06T12:44:25.174000000</dc:date>
    <meta:editing-duration>PT4M1S</meta:editing-duration>
    <meta:editing-cycles>1</meta:editing-cycles>
    <meta:document-statistic meta:table-count="0" meta:image-count="0" meta:object-count="0" meta:page-count="1" meta:paragraph-count="7" meta:word-count="25" meta:character-count="213" meta:non-whitespace-character-count="193"/>
    <meta:generator>LibreOffice/7.3.2.2$Windows_X86_64 LibreOffice_project/49f2b1bff42cfccbd8f788c8dc32c1c309559be0</meta:generator>
  </office:meta>
</office:document-meta>
</file>